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2000001300000337000003459C975C3F.svm"/>
  <manifest:file-entry manifest:media-type="" manifest:full-path="Pictures/200000190000033700000345C7339F30.svm"/>
  <manifest:file-entry manifest:media-type="image/png" manifest:full-path="Pictures/100002010000043D00000357DAD75F45.png"/>
  <manifest:file-entry manifest:media-type="" manifest:full-path="Pictures/2000000D0000033700000345C4098A29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="solid" draw:fill-color="#6e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pr1" style:family="presentation" style:parent-style-name="Standard-subtitle">
      <style:graphic-properties draw:fill-color="#ffffff" draw:auto-grow-height="true" fo:min-height="18.163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subtitle">
      <style:graphic-properties draw:fill-color="#ffffff" draw:auto-grow-height="true" fo:min-height="17.937cm"/>
    </style:style>
    <style:style style:name="pr6" style:family="presentation" style:parent-style-name="Standard-outline1">
      <style:graphic-properties fo:min-height="13.61cm"/>
    </style:style>
    <style:style style:name="co1" style:family="table-column">
      <style:table-column-properties style:column-width="4.57cm" style:use-optimal-column-width="false"/>
    </style:style>
    <style:style style:name="co2" style:family="table-column">
      <style:table-column-properties style:column-width="10.657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1.076cm"/>
    </style:style>
    <style:style style:name="ro3" style:family="table-row">
      <style:table-row-properties style:row-height="1.054cm"/>
    </style:style>
    <style:style style:name="ce1" style:family="table-cell">
      <style:graphic-properties style:repeat="repeat"/>
      <style:paragraph-properties fo:border-left="0.001cm solid #ffffff" fo:border-right="0.001cm solid #ffffff" fo:border-top="0.001cm solid #ffffff" fo:border-bottom="0.001cm solid #999999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-left="0.001cm solid #999999" fo:border-right="0.001cm solid #999999" fo:border-top="0.001cm solid #999999" fo:border-bottom="none"/>
      <style:text-properties style:use-window-font-color="true"/>
    </style:style>
    <style:style style:name="ce3" style:family="table-cell">
      <style:graphic-properties draw:fill="solid" draw:fill-color="#ffffff" style:repeat="repeat"/>
      <style:paragraph-properties fo:border-left="0.001cm solid #999999" fo:border-right="0.001cm solid #999999" fo:border-top="0.001cm solid #999999" fo:border-bottom="none"/>
    </style:style>
    <style:style style:name="ce4" style:family="table-cell">
      <style:graphic-properties draw:fill="solid" draw:fill-color="#ffffff" style:repeat="repeat"/>
      <style:paragraph-properties fo:border="0.001cm solid #cccccc"/>
    </style:style>
    <style:style style:name="ce5" style:family="table-cell">
      <style:graphic-properties draw:fill="solid" draw:fill-color="#ffffff" style:repeat="repeat"/>
      <style:paragraph-properties fo:border="0.001cm solid #cccccc"/>
      <style:text-properties style:use-window-font-color="true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fo:font-family="LMMono10" style:font-pitch="fixed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LMMono10" style:font-pitch="fixed"/>
    </style:style>
    <style:style style:name="T7" style:family="text">
      <style:text-properties fo:font-family="LMMono10" style:font-pitch="fixed" fo:font-style="normal" style:font-style-asian="normal" style:font-style-complex="normal"/>
    </style:style>
    <style:style style:name="T8" style:family="text">
      <style:text-properties fo:color="#ffffff" fo:font-size="18pt" fo:font-weight="bold" style:font-weight-asian="bold" style:font-weight-complex="bold"/>
    </style:style>
    <style:style style:name="T9" style:family="text">
      <style:text-properties style:use-window-font-color="true" fo:font-size="18pt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style:text-position="super 58%" fo:font-size="18pt"/>
    </style:style>
    <style:style style:name="T13" style:family="text">
      <style:text-properties style:text-position="super 58%" fo:font-size="18pt" style:font-size-asian="18pt" style:font-size-complex="18pt"/>
    </style:style>
    <style:style style:name="T14" style:family="text">
      <style:text-properties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family="'Liberation Sans'" style:font-family-generic="swiss" style:font-pitch="variable"/>
    </style:style>
    <style:style style:name="T16" style:family="text">
      <style:text-properties style:use-window-font-color="true" fo:font-family="LMMono10" style:font-pitch="fixed"/>
    </style:style>
    <style:style style:name="T17" style:family="text">
      <style:text-properties style:use-window-font-color="true" fo:font-family="'Liberation Sans'" style:font-family-generic="swiss" style:font-pitch="variable"/>
    </style:style>
    <style:style style:name="T18" style:family="text">
      <style:text-properties style:use-window-font-color="true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8.163cm" svg:x="1.4cm" svg:y="0.837cm" presentation:class="subtitle" presentation:user-transformed="true">
          <draw:text-box>
            <text:p><text:span text:style-name="T1">1. Tag</text:span></text:p>
            <text:p><text:span text:style-name="T2"/></text:p>
            <text:p><text:span text:style-name="T2">Einführung in die Grundlagen</text:span></text:p>
            <text:p><text:span text:style-name="T2"/></text:p>
            <text:p><text:span text:style-name="T2">Christian Zimmer</text:span></text:p>
            <text:p><text:span text:style-name="T2"/></text:p>
            <text:p><text:span text:style-name="T3">Beginn: 10:00 Uhr</text:span></text:p>
          </draw:text-box>
        </draw:frame>
        <draw:g>
          <draw:frame draw:style-name="gr1" draw:layer="layout" svg:width="19.5cm" svg:height="1.673cm" svg:x="6.5cm" svg:y="17.5cm">
            <draw:text-box>
              <text:p>Veröffentlicht unter der CreativeCommons-Lizenz (By, Nc, Sa)</text:p>
              <text:p/>
            </draw:text-box>
          </draw:frame>
          <draw:g>
            <draw:frame draw:style-name="gr2" draw:text-style-name="P2" draw:layer="layout" svg:width="0.822cm" svg:height="0.836cm" svg:x="3.5cm" svg:y="17.5cm">
              <draw:image xlink:href="Pictures/200000190000033700000345C7339F30.svm" xlink:type="simple" xlink:show="embed" xlink:actuate="onLoad">
                <text:p/>
              </draw:image>
            </draw:frame>
            <draw:frame draw:style-name="gr2" draw:text-style-name="P2" draw:layer="layout" svg:width="0.822cm" svg:height="0.836cm" svg:x="4.5cm" svg:y="17.5cm">
              <draw:image xlink:href="Pictures/2000000D0000033700000345C4098A29.svm" xlink:type="simple" xlink:show="embed" xlink:actuate="onLoad">
                <text:p/>
              </draw:image>
            </draw:frame>
            <draw:frame draw:style-name="gr2" draw:text-style-name="P2" draw:layer="layout" svg:width="0.822cm" svg:height="0.836cm" svg:x="5.5cm" svg:y="17.5cm">
              <draw:image xlink:href="Pictures/2000001300000337000003459C975C3F.svm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blauf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09:30 Vorstellung der Lösungen des Vortages</text:p>
                <text:p/>
              </text:list-item>
              <text:list-item>
                <text:p>ab 10:00 Vorlesung (ca. 2 Stunden)</text:p>
                <text:p/>
              </text:list-item>
              <text:list-item>
                <text:p>90 min Mittagspause</text:p>
                <text:p/>
              </text:list-item>
              <text:list-item>
                <text:p>danach Üb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Übersicht Tag 1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JAVA</text:p>
              </text:list-item>
              <text:list-item>
                <text:p>Variablen</text:p>
              </text:list-item>
              <text:list-item>
                <text:p>Arithmetik</text:p>
              </text:list-item>
              <text:list-item>
                <text:p>Konvertierungen</text:p>
              </text:list-item>
              <text:list-item>
                <text:p>Netbeans</text:p>
              </text:list-item>
              <text:list-item>
                <text:p>Degugging (in Netbean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chnologie</text:p>
          </draw:text-box>
        </draw:frame>
        <draw:custom-shape draw:style-name="gr4" draw:text-style-name="P4" draw:layer="layout" svg:width="24.5cm" svg:height="3.5cm" svg:x="2cm" svg:y="4.5cm">
          <text:p text:style-name="P2"><text:span text:style-name="T4">Quellcode (Jav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24.5cm" svg:height="3.5cm" svg:x="2cm" svg:y="10.4cm">
          <text:p text:style-name="P2"><text:span text:style-name="T4">Zwischencode (Bytecod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24.5cm" svg:height="3.5cm" svg:x="2cm" svg:y="16.3cm">
          <text:p text:style-name="P2"><text:span text:style-name="T4">Maschinen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1.73cm" svg:height="2.5cm" draw:transform="rotate (-1.57079632679579) translate (15.5cm 14.2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5" xml:id="id5" draw:id="id5" draw:layer="layout" svg:width="11.5cm" svg:height="1.195cm" svg:x="16cm" svg:y="14.5cm">
          <draw:text-box>
            <text:p><text:span text:style-name="T5">Laufzeitumgebung (JVM)</text:span></text:p>
          </draw:text-box>
        </draw:frame>
        <draw:custom-shape draw:style-name="gr5" draw:text-style-name="P2" xml:id="id2" draw:id="id2" draw:layer="layout" svg:width="1.73cm" svg:height="2.5cm" draw:transform="rotate (-1.57079632679579) translate (15.5cm 8.2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5" xml:id="id3" draw:id="id3" draw:layer="layout" svg:width="8.5cm" svg:height="1.195cm" svg:x="16cm" svg:y="8.5cm">
          <draw:text-box>
            <text:p><text:span text:style-name="T5">Compi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rundlagen: Variab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peicher für Werte, die sich ändern können</text:p>
              </text:list-item>
              <text:list-item>
                <text:p>Primitive Datentypen</text:p>
                <text:list>
                  <text:list-item>
                    <text:p>Ganzzahlen</text:p>
                  </text:list-item>
                  <text:list-item>
                    <text:p>Kommazahlen</text:p>
                  </text:list-item>
                  <text:list-item>
                    <text:p>Zeichen</text:p>
                  </text:list-item>
                  <text:list-item>
                    <text:p>Wahrheitswerte</text:p>
                  </text:list-item>
                </text:list>
              </text:list-item>
              <text:list-item>
                <text:p>Referenz Datentyp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Ganzzah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anzzahlen</text:p>
                <text:list>
                  <text:list-item>
                    <text:p><text:span text:style-name="T6">byte</text:span> (8 Bit / 1 Byte)</text:p>
                  </text:list-item>
                  <text:list-item>
                    <text:p><text:span text:style-name="T6">short</text:span> (16 Bit / 2 Byte)</text:p>
                  </text:list-item>
                  <text:list-item>
                    <text:p><text:span text:style-name="T6">int</text:span> (32 Bit / 4 Byte)</text:p>
                  </text:list-item>
                  <text:list-item>
                    <text:p><text:span text:style-name="T6">long</text:span> (64 Bit / 8 Byte)</text:p>
                  </text:list-item>
                </text:list>
                <text:p/>
              </text:list-item>
              <text:list-item>
                <text:p>Unterscheiden sich nur in ihrem Werteberei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Kommazah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Kommazahlen (Gleitkommazahlen)</text:p>
                <text:list>
                  <text:list-item>
                    <text:p><text:span text:style-name="T6">float</text:span> (32 Bit / 4 Byte)</text:p>
                  </text:list-item>
                  <text:list-item>
                    <text:p><text:span text:style-name="T6">double</text:span> (64 Bit / 8 Byte)</text:p>
                    <text:p/>
                  </text:list-item>
                </text:list>
              </text:list-item>
              <text:list-item>
                <text:p>Unterscheiden sich in ihrem Werteberei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Ch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 Zeichen (keine Zeichenkette)</text:p>
                <text:list>
                  <text:list-item>
                    <text:p><text:span text:style-name="T6">char</text:span></text:p>
                  </text:list-item>
                  <text:list-item>
                    <text:p>2 Byte lang</text:p>
                  </text:list-item>
                  <text:list-item>
                    <text:p>Darstellung als 16-Bit Unicode W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Wahrheitswert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oolean</text:p>
                <text:list>
                  <text:list-item>
                    <text:p><text:span text:style-name="T7">boolean</text:span></text:p>
                  </text:list-item>
                  <text:list-item>
                    <text:p><text:span text:style-name="T7">true</text:span> oder <text:span text:style-name="T7">false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ertebereiche</text:p>
          </draw:text-box>
        </draw:frame>
        <draw:frame draw:style-name="standard" draw:layer="layout" svg:width="24.366cm" svg:height="9.479cm" svg:x="1.817cm" svg:y="5.1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Type</text:span></text:p>
              </table:table-cell>
              <table:table-cell>
                <text:p><text:span text:style-name="T8">Länge [Byte]</text:span></text:p>
              </table:table-cell>
              <table:table-cell>
                <text:p><text:span text:style-name="T8">Länge [Bit]</text:span></text:p>
              </table:table-cell>
              <table:table-cell>
                <text:p><text:span text:style-name="T8">Wertebereich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9">boolean</text:span></text:p>
              </table:table-cell>
              <table:table-cell>
                <text:p><text:span text:style-name="T10">-</text:span></text:p>
              </table:table-cell>
              <table:table-cell>
                <text:p><text:span text:style-name="T10">-</text:span></text:p>
              </table:table-cell>
              <table:table-cell>
                <text:p><text:span text:style-name="T11">true</text:span><text:span text:style-name="T10"> oder </text:span><text:span text:style-name="T11">false</text:span></text:p>
              </table:table-cell>
            </table:table-row>
            <table:table-row table:style-name="ro1" table:default-cell-style-name="ce4">
              <table:table-cell>
                <text:p><text:span text:style-name="T10">char</text:span></text:p>
              </table:table-cell>
              <table:table-cell>
                <text:p><text:span text:style-name="T10">2</text:span></text:p>
              </table:table-cell>
              <table:table-cell>
                <text:p><text:span text:style-name="T10">16</text:span></text:p>
              </table:table-cell>
              <table:table-cell>
                <text:p><text:span text:style-name="T10">Unicode Zeichen</text:span></text:p>
              </table:table-cell>
            </table:table-row>
            <table:table-row table:style-name="ro1" table:default-cell-style-name="ce4">
              <table:table-cell>
                <text:p><text:span text:style-name="T10">byte</text:span>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8</text:span></text:p>
              </table:table-cell>
              <table:table-cell table:style-name="ce5">
                <text:p><text:span text:style-name="T9">-128 bis 127</text:span></text:p>
              </table:table-cell>
            </table:table-row>
            <table:table-row table:style-name="ro1" table:default-cell-style-name="ce4">
              <table:table-cell>
                <text:p><text:span text:style-name="T10">short</text:span></text:p>
              </table:table-cell>
              <table:table-cell>
                <text:p><text:span text:style-name="T10">2</text:span></text:p>
              </table:table-cell>
              <table:table-cell>
                <text:p><text:span text:style-name="T10">16</text:span></text:p>
              </table:table-cell>
              <table:table-cell>
                <text:p><text:span text:style-name="T10">-32.768 bis 32.767</text:span></text:p>
              </table:table-cell>
            </table:table-row>
            <table:table-row table:style-name="ro1" table:default-cell-style-name="ce4">
              <table:table-cell>
                <text:p><text:span text:style-name="T10">int</text:span></text:p>
              </table:table-cell>
              <table:table-cell>
                <text:p><text:span text:style-name="T10">4</text:span></text:p>
              </table:table-cell>
              <table:table-cell>
                <text:p><text:span text:style-name="T10">32</text:span></text:p>
              </table:table-cell>
              <table:table-cell>
                <text:p><text:span text:style-name="T10">-2.147.483.648 bis 2.147.483.647</text:span></text:p>
              </table:table-cell>
            </table:table-row>
            <table:table-row table:style-name="ro2" table:default-cell-style-name="ce4">
              <table:table-cell>
                <text:p><text:span text:style-name="T10">long</text:span></text:p>
              </table:table-cell>
              <table:table-cell>
                <text:p><text:span text:style-name="T10">8</text:span></text:p>
              </table:table-cell>
              <table:table-cell>
                <text:p><text:span text:style-name="T10">64</text:span></text:p>
              </table:table-cell>
              <table:table-cell>
                <text:p><text:span text:style-name="T10">-2</text:span><text:span text:style-name="T12">63</text:span><text:span text:style-name="T10"> bis 2</text:span><text:span text:style-name="T13">63</text:span><text:span text:style-name="T10"> - 1</text:span></text:p>
              </table:table-cell>
            </table:table-row>
            <table:table-row table:style-name="ro1" table:default-cell-style-name="ce4">
              <table:table-cell>
                <text:p>float</text:p>
              </table:table-cell>
              <table:table-cell>
                <text:p>4</text:p>
              </table:table-cell>
              <table:table-cell>
                <text:p>32</text:p>
              </table:table-cell>
              <table:table-cell>
                <text:p>+/-1,4E-45 bis +/-3,4E+38</text:p>
              </table:table-cell>
            </table:table-row>
            <table:table-row table:style-name="ro3" table:default-cell-style-name="ce4">
              <table:table-cell>
                <text:p>double</text:p>
              </table:table-cell>
              <table:table-cell>
                <text:p>8</text:p>
              </table:table-cell>
              <table:table-cell>
                <text:p>64</text:p>
              </table:table-cell>
              <table:table-cell>
                <text:p>+/-4,9E-324 bis +/-1,7E+30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5" draw:text-style-name="P6" draw:layer="layout" svg:width="25.199cm" svg:height="17.937cm" svg:x="1.4cm" svg:y="0.837cm" presentation:class="subtitle">
          <draw:text-box>
            <text:p><text:span text:style-name="T14">Zur Verwendung 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klar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ekanntmachen der Variablen</text:p>
                <text:p><text:span text:style-name="T6">typ name;</text:span></text:p>
              </text:list-item>
              <text:list-item>
                <text:p><text:span text:style-name="T15">Beispiele:</text:span></text:p>
                <text:p><text:span text:style-name="T6">int age;</text:span></text:p>
                <text:p><text:span text:style-name="T6">char </text:span><text:span text:style-name="T16">gender;</text:span></text:p>
                <text:p><text:span text:style-name="T16">boolean isStuden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ertzuweisu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er Variable einen Wert zuweisen:</text:p>
                <text:p><text:span text:style-name="T6">name = wert;</text:span></text:p>
              </text:list-item>
              <text:list-item>
                <text:p><text:span text:style-name="T15">Die Variable muss deklariert worden sein.</text:span></text:p>
              </text:list-item>
              <text:list-item>
                <text:p><text:span text:style-name="T15">Beispiele:</text:span></text:p>
                <text:p><text:span text:style-name="T6">int age; age = 20;</text:span></text:p>
                <text:p><text:span text:style-name="T6">char gender; gender = 'm';</text:span></text:p>
                <text:p><text:span text:style-name="T6">float balance; balance = 4.2f;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klaration + Initialisieru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Wert direkt beim deklarieren auch zuweisen:</text:p>
                <text:p><text:span text:style-name="T6">typ name = wert;</text:span></text:p>
              </text:list-item>
              <text:list-item>
                <text:p><text:span text:style-name="T15">Beispiele:</text:span></text:p>
                <text:p><text:span text:style-name="T6">double average = -5.2;</text:span></text:p>
                <text:p><text:span text:style-name="T16">boolean isStudent = true;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onventione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o SOLLTEN Namen sein, aber der Compiler würde es auch sonst kompilieren</text:p>
                <text:list>
                  <text:list-item>
                    <text:p>sinnvolle, ausagekräftige Namen</text:p>
                  </text:list-item>
                  <text:list-item>
                    <text:p>keine Abkürzungen</text:p>
                  </text:list-item>
                  <text:list-item>
                    <text:p>Substantive</text:p>
                  </text:list-item>
                  <text:list-item>
                    <text:p>Nur lateinische Zeichen, Zahlen und _</text:p>
                  </text:list-item>
                  <text:list-item>
                    <text:p>camelCase-Schreibweise</text:p>
                  </text:list-item>
                </text:list>
              </text:list-item>
              <text:list-item>
                <text:p>Gesperrte Namen</text:p>
                <text:list>
                  <text:list-item>
                    <text:p>z.B. <text:span text:style-name="T6">true, false, n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eichenkette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in häufig benötigter Datentyp</text:p>
                <text:p><text:span text:style-name="T16">String</text:span></text:p>
              </text:list-item>
              <text:list-item>
                <text:p><text:span text:style-name="T17">Deklaration und Initialisierung</text:span></text:p>
                <text:p><text:span text:style-name="T16">String name = "Douglas Adams";</text:span></text:p>
                <text:p><text:span text:style-name="T16">String answer = "42"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usgab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onst würde es nachher ziemlich langweilig <text:span text:style-name="T18">werden</text:span></text:p>
                <text:p><text:span text:style-name="T16">System.out.println(ausgabe);</text:span><text:span text:style-name="T16"><text:line-break/></text:span><text:span text:style-name="T16">System.out.print(ausgabe);</text:span></text:p>
              </text:list-item>
              <text:list-item>
                <text:p><text:span text:style-name="T18">Beispiele:</text:span></text:p>
                <text:p><text:span text:style-name="T16">System.out.println("x ist " + x);</text:span><text:span text:style-name="T16"><text:line-break/></text:span><text:span text:style-name="T16">System.out.print("Hallo, " + "Student"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ithmetik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ddition +<text:tab/><text:tab/> <text:tab/>Subtraktion -</text:p>
              </text:list-item>
              <text:list-item>
                <text:p>Multiplikation *<text:tab/><text:tab/>Division /</text:p>
              </text:list-item>
              <text:list-item>
                <text:p>Inkrement ++<text:tab/><text:tab/>Dekrement --</text:p>
              </text:list-item>
              <text:list-item>
                <text:p>Modulo %</text:p>
                <text:p/>
              </text:list-item>
              <text:list-item>
                <text:p>Ergebnis kann Variablen zugewiesen werden</text:p>
                <text:p><text:span text:style-name="T6">int result = 5 + 2;</text:span></text:p>
                <text:p><text:span text:style-name="T6">double division = 3.5 / (result - 1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dulo (Restwertberechnung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as Ergebnis des Modulo ist der Rest der Division:</text:p>
                <text:p><text:span text:style-name="T6">26 / 5 = 5 Rest 1</text:span><text:span text:style-name="T6"><text:tab/></text:span><text:span text:style-name="T6"><text:tab/></text:span><text:span text:style-name="T6">=&gt;</text:span><text:span text:style-name="T6"><text:tab/></text:span><text:span text:style-name="T6"><text:tab/></text:span><text:span text:style-name="T6">26 % 5 = 1</text:span></text:p>
                <text:p><text:span text:style-name="T6">30 / 2 = 15 Rest 0</text:span><text:span text:style-name="T6"><text:tab/></text:span><text:span text:style-name="T6"><text:tab/></text:span><text:span text:style-name="T6">=&gt;</text:span><text:span text:style-name="T6"><text:tab/></text:span><text:span text:style-name="T6"><text:tab/></text:span><text:span text:style-name="T6">30 % 2 = 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- bzw. Dekrement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rhöht bzw. Erniedrigt den Wert einer Variable</text:p>
                <text:p><text:span text:style-name="T6">int x = 42;</text:span></text:p>
                <text:p><text:span text:style-name="T6">x++; x--;</text:span></text:p>
              </text:list-item>
              <text:list-item>
                <text:p><text:span text:style-name="T15">Post- bzw. Präinkrement sind zu beachten</text:span></text:p>
                <text:p><text:span text:style-name="T6">int x = 23; </text:span></text:p>
                <text:p><text:span text:style-name="T6">System.out.println(++x);</text:span></text:p>
                <text:p><text:span text:style-name="T6">int y = 23;</text:span></text:p>
                <text:p><text:span text:style-name="T6">System.out.println(y++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text-style-name="P7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int x, y;</text:span></text:p>
                <text:p><text:span text:style-name="T6">x = 7;</text:span></text:p>
                <text:p><text:span text:style-name="T6">y = 2;</text:span></text:p>
                <text:p><text:span text:style-name="T6">double z = x / y;</text:span></text:p>
                <text:p><text:span text:style-name="T6"/></text:p>
              </text:list-header>
              <text:list-item>
                <text:p><text:span text:style-name="T15">z beinhaltete welchen Wert?</text:span></text:p>
              </text:list-item>
            </text:list>
          </draw:text-box>
        </draw:frame>
        <draw:frame draw:style-name="gr1" draw:text-style-name="P8" xml:id="id7" draw:id="id7" draw:layer="layout" svg:width="4.5cm" svg:height="1.517cm" svg:x="19.6cm" svg:y="14.744cm">
          <draw:text-box>
            <text:p><text:span text:style-name="T19">z = 3.0</text:span></text:p>
          </draw:text-box>
        </draw:frame>
        <draw:frame presentation:style-name="pr3" draw:layer="layout" svg:width="25.199cm" svg:height="3.507cm" svg:x="1.401cm" svg:y="0.838cm" presentation:class="title" presentation:user-transformed="true">
          <draw:text-box>
            <text:p>Integer Divis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plizite Konvertierunge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Variablenwerte können umgewandelt werden (explizites "casten")</text:p>
                <text:p><text:span text:style-name="T6">int x = 42;</text:span></text:p>
                <text:p><text:span text:style-name="T6">short y = (short)x;</text:span></text:p>
                <text:p><text:span text:style-name="T6"/></text:p>
                <text:p><text:span text:style-name="T6">double a = 512.6;</text:span></text:p>
                <text:p><text:span text:style-name="T6">int b = (int)a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mplizite Konvertierunge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inige Typen können in andere ohne Probleme umgewandelt werden</text:p>
                <text:p><text:span text:style-name="T6">byte → short → int → long → float → double</text:span></text:p>
                <text:p/>
                <text:p><text:span text:style-name="T6">int x = 42;</text:span></text:p>
                <text:p><text:span text:style-name="T6">float y = x;</text:span> </text:p>
                <text:p>ist äquivalent zu: </text:p>
                <text:p><text:span text:style-name="T6">float y = (float)x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urück zum Divisionsproblem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6">int x, y;</text:span></text:p>
                <text:p><text:span text:style-name="T6">x = 7;</text:span></text:p>
                <text:p><text:span text:style-name="T6">y = 2;</text:span></text:p>
                <text:p><text:span text:style-name="T6">double z = x / y;</text:span></text:p>
                <text:p><text:span text:style-name="T6"/></text:p>
              </text:list-header>
              <text:list-item>
                <text:p><text:span text:style-name="T15">Bei Rechnungen wird in den bestmöglichen Typ gecastet</text:span></text:p>
                <text:p><text:span text:style-name="T6">byte → short → int → long → float → dou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5" draw:text-style-name="P9" draw:layer="layout" svg:width="25.199cm" svg:height="17.937cm" svg:x="1.4cm" svg:y="0.837cm" presentation:class="subtitle" presentation:user-transformed="true">
          <draw:text-box>
            <text:p><text:span text:style-name="T1">Demonstration Netbea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3D00000357DAD75F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 draw:fill-color="#e6e6e6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6e6e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m Roes</meta:initial-creator>
    <meta:creation-date>2011-02-19T20:34:42</meta:creation-date>
    <dc:date>2012-02-24T11:51:07</dc:date>
    <meta:editing-duration>PT20H9M27S</meta:editing-duration>
    <meta:editing-cycles>66</meta:editing-cycles>
    <meta:generator>LibreOffice/3.3$Unix LibreOffice_project/330m19$Build-401</meta:generator>
    <meta:document-statistic meta:object-count="131"/>
  </office:meta>
</office:document-meta>
</file>